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ourier" svg:font-family="Courier" style:font-family-generic="system" svg:panose-1="2 7 4 9 2 2 5 2 4 4"/>
    <style:font-face style:name="Menlo, Monaco, 'Courier New', C" svg:font-family="Menlo, Monaco, 'Courier New', C" style:font-family-generic="system"/>
    <style:font-face style:name="SFMono-Regular, Consolas, 'Libe" svg:font-family="SFMono-Regular, Consolas, 'Lib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style:font-weight-complex="bold"/>
    </style:style>
    <style:style style:name="P2" style:parent-style-name="Standard" style:family="paragraph">
      <style:text-properties style:font-name="Arial" fo:font-weight="bold" style:font-weight-asian="bold" style:font-weight-complex="bold"/>
    </style:style>
    <style:style style:name="P3" style:parent-style-name="Standard" style:family="paragraph">
      <style:text-properties style:font-name="Arial" fo:font-weight="bold" style:font-weight-asian="bold" style:font-weight-complex="bold"/>
    </style:style>
    <style:style style:name="P4" style:parent-style-name="Standard" style:family="paragraph">
      <style:text-properties style:font-name="Arial"/>
    </style:style>
    <style:style style:name="P5" style:parent-style-name="Standard" style:family="paragraph">
      <style:text-properties style:font-name="Arial"/>
    </style:style>
    <style:style style:name="P6" style:parent-style-name="Standard" style:family="paragraph">
      <style:text-properties style:font-name="Arial"/>
    </style:style>
    <style:style style:name="P7" style:parent-style-name="Standard" style:family="paragraph">
      <style:text-properties style:font-name="Arial"/>
    </style:style>
    <style:style style:name="P8" style:parent-style-name="Standard" style:family="paragraph">
      <style:text-properties style:font-name="Arial"/>
    </style:style>
    <style:style style:name="P9" style:parent-style-name="Standard" style:family="paragraph">
      <style:text-properties style:font-name="Arial"/>
    </style:style>
    <style:style style:name="P10" style:parent-style-name="Standard" style:family="paragraph">
      <style:text-properties style:font-name="Arial"/>
    </style:style>
    <style:style style:name="T11" style:parent-style-name="Fonteparág.padrão" style:family="text">
      <style:text-properties style:font-name="Arial"/>
    </style:style>
    <style:style style:name="T12" style:parent-style-name="Fonteparág.padrão" style:family="text">
      <style:text-properties style:font-name="Arial" style:text-line-through-style="solid" style:text-line-through-width="auto" style:text-line-through-color="font-color" style:text-line-through-mode="continuous" style:text-line-through-type="single"/>
    </style:style>
    <style:style style:name="T13" style:parent-style-name="Fonteparág.padrão" style:family="text">
      <style:text-properties style:font-name="Arial"/>
    </style:style>
    <style:style style:name="T14" style:parent-style-name="StrongEmphasis" style:family="text">
      <style:text-properties style:font-name="Courier" fo:color="#333333"/>
    </style:style>
    <style:style style:name="T15" style:parent-style-name="Fonteparág.padrão" style:family="text">
      <style:text-properties style:font-name="Arial"/>
    </style:style>
    <style:style style:name="P16" style:parent-style-name="Standard" style:family="paragraph">
      <style:text-properties style:font-name="Arial" fo:font-weight="bold" style:font-weight-asian="bold" style:font-weight-complex="bold"/>
    </style:style>
    <style:style style:name="P17" style:parent-style-name="Standard" style:family="paragraph">
      <style:text-properties style:font-name="Arial" fo:font-weight="bold" style:font-weight-asian="bold" style:font-weight-complex="bold" fo:language="en" fo:country="US"/>
    </style:style>
    <style:style style:name="T18" style:parent-style-name="Fonteparág.padrão" style:family="text">
      <style:text-properties style:font-name="Arial" fo:language="en" fo:country="US"/>
    </style:style>
    <style:style style:name="T19" style:parent-style-name="Fonteparág.padrão" style:family="text">
      <style:text-properties style:font-name="Menlo, Monaco, 'Courier New', C" fo:language="en" fo:country="US"/>
    </style:style>
    <style:style style:name="T20" style:parent-style-name="Fonteparág.padrão" style:family="text">
      <style:text-properties style:font-name="Menlo, Monaco, 'Courier New', C"/>
    </style:style>
    <style:style style:name="T21" style:parent-style-name="Fonteparág.padrão" style:family="text">
      <style:text-properties style:font-name="Menlo, Monaco, 'Courier New', C"/>
    </style:style>
    <style:style style:name="T22" style:parent-style-name="Fonteparág.padrão" style:family="text">
      <style:text-properties style:font-name="Menlo, Monaco, 'Courier New', C"/>
    </style:style>
    <style:style style:name="P23" style:parent-style-name="Standard" style:family="paragraph">
      <style:text-properties style:font-name="Menlo, Monaco, 'Courier New', C"/>
    </style:style>
    <style:style style:name="T24" style:parent-style-name="Fonteparág.padrão" style:family="text">
      <style:text-properties style:font-name="Menlo, Monaco, 'Courier New', C"/>
    </style:style>
    <style:style style:name="T25" style:parent-style-name="Fonteparág.padrão" style:family="text">
      <style:text-properties style:font-name="Menlo, Monaco, 'Courier New', C"/>
    </style:style>
    <style:style style:name="P26" style:parent-style-name="Standard" style:family="paragraph">
      <style:text-properties style:font-name="Menlo, Monaco, 'Courier New', C"/>
    </style:style>
    <style:style style:name="P27" style:parent-style-name="Standard" style:family="paragraph">
      <style:text-properties style:font-name="Arial" fo:font-weight="bold" style:font-weight-asian="bold" style:font-weight-complex="bold"/>
    </style:style>
    <style:style style:name="P28" style:parent-style-name="Standard" style:family="paragraph">
      <style:text-properties style:font-name="Arial" fo:font-weight="bold" style:font-weight-asian="bold" style:font-weight-complex="bold"/>
    </style:style>
    <style:style style:name="T29" style:parent-style-name="Fonteparág.padrão" style:family="text">
      <style:text-properties style:font-name="Arial"/>
    </style:style>
    <style:style style:name="P30" style:parent-style-name="Standard" style:family="paragraph">
      <style:text-properties style:font-name="Arial" fo:font-weight="bold" style:font-weight-asian="bold" style:font-weight-complex="bold"/>
    </style:style>
    <style:style style:name="P31" style:parent-style-name="Standard" style:family="paragraph">
      <style:text-properties style:font-name="Arial" fo:font-weight="bold" style:font-weight-asian="bold" style:font-weight-complex="bold"/>
    </style:style>
    <style:style style:name="P32" style:parent-style-name="Standard" style:family="paragraph">
      <style:text-properties style:font-name="Arial" fo:font-weight="bold" style:font-weight-asian="bold" style:font-weight-complex="bold"/>
    </style:style>
    <style:style style:name="P33" style:parent-style-name="Standard" style:family="paragraph">
      <style:text-properties style:font-name="Arial"/>
    </style:style>
    <style:style style:name="P34" style:parent-style-name="Standard" style:family="paragraph">
      <style:text-properties style:font-name="Arial"/>
    </style:style>
    <style:style style:name="T35" style:parent-style-name="Fonteparág.padrão" style:family="text">
      <style:text-properties style:font-name="Arial"/>
    </style:style>
    <style:style style:name="P36" style:parent-style-name="Standard" style:list-style-name="LFO1" style:family="paragraph"/>
    <style:style style:name="T37" style:parent-style-name="Fonteparág.padrão" style:family="text">
      <style:text-properties style:font-name="SFMono-Regular, Consolas, 'Libe" fo:color="#24292E" fo:font-size="9.5pt" style:font-size-asian="9.5pt"/>
    </style:style>
    <style:style style:name="P38" style:parent-style-name="Standard" style:list-style-name="LFO2" style:family="paragraph"/>
    <style:style style:name="P39" style:parent-style-name="Standard" style:list-style-name="LFO3" style:family="paragraph">
      <style:text-properties fo:language="en" fo:country="US"/>
    </style:style>
    <style:style style:name="P40" style:parent-style-name="Standard" style:list-style-name="LFO3" style:family="paragraph"/>
    <style:style style:name="P41" style:parent-style-name="Standard" style:list-style-name="LFO3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list-style-name="LFO4" style:family="paragraph"/>
    <style:style style:name="P44" style:parent-style-name="Standard" style:list-style-name="LFO5" style:family="paragraph"/>
    <style:style style:name="P45" style:parent-style-name="Standard" style:list-style-name="LFO5" style:family="paragraph"/>
    <style:style style:name="P46" style:parent-style-name="Standard" style:list-style-name="LFO5" style:family="paragraph"/>
    <style:style style:name="P47" style:parent-style-name="Standard" style:list-style-name="LFO5" style:family="paragraph"/>
    <style:style style:name="P48" style:parent-style-name="Standard" style:list-style-name="LFO6" style:family="paragraph"/>
    <style:style style:name="P49" style:parent-style-name="Standard" style:list-style-name="LFO6" style:family="paragraph"/>
    <style:style style:name="P50" style:parent-style-name="Standard" style:list-style-name="LFO6" style:family="paragraph"/>
    <style:style style:name="P51" style:parent-style-name="Standard" style:list-style-name="LFO6" style:family="paragraph"/>
    <style:style style:name="P52" style:parent-style-name="Standard" style:list-style-name="LFO6" style:family="paragraph"/>
    <style:style style:name="P53" style:parent-style-name="Standard" style:list-style-name="LFO7" style:family="paragraph"/>
    <style:style style:name="P54" style:parent-style-name="Standard" style:list-style-name="LFO8" style:family="paragraph">
      <style:text-properties fo:language="en" fo:country="US"/>
    </style:style>
    <style:style style:name="P55" style:parent-style-name="Standard" style:list-style-name="LFO8" style:family="paragraph"/>
    <style:style style:name="T56" style:parent-style-name="Fonteparág.padrão" style:family="text">
      <style:text-properties fo:language="en" fo:country="US"/>
    </style:style>
    <style:style style:name="T57" style:parent-style-name="Fonteparág.padrão" style:family="text">
      <style:text-properties fo:language="en" fo:country="US"/>
    </style:style>
    <style:style style:name="T58" style:parent-style-name="Fonteparág.padrão" style:family="text">
      <style:text-properties fo:language="en" fo:country="US"/>
    </style:style>
    <style:style style:name="T59" style:parent-style-name="Hyperlink" style:family="text">
      <style:text-properties fo:language="en" fo:country="US"/>
    </style:style>
    <style:style style:name="P60" style:parent-style-name="Standard" style:family="paragraph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T62" style:parent-style-name="Fonteparág.padrão" style:family="text">
      <style:text-properties fo:font-weight="bold" style:font-weight-asian="bold" style:font-weight-complex="bold"/>
    </style:style>
    <style:style style:name="T63" style:parent-style-name="Fonteparág.padrão" style:family="text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P76" style:parent-style-name="Standard" style:family="paragraph">
      <style:text-properties fo:language="en" fo:country="US"/>
    </style:style>
    <style:style style:name="T77" style:parent-style-name="Fonteparág.padrão" style:family="text">
      <style:text-properties fo:language="en" fo:country="US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list-style-name="LFO9" style:family="paragraph"/>
    <style:style style:name="P80" style:parent-style-name="Standard" style:list-style-name="LFO9" style:family="paragraph"/>
    <style:style style:name="P81" style:parent-style-name="Standard" style:list-style-name="LFO9" style:family="paragraph"/>
  </office:automatic-styles>
  <office:body>
    <office:text text:use-soft-page-breaks="true">
      <text:p text:style-name="P1">Ubunto debian</text:p>
      <text:p text:style-name="P2">Inserir sudo antes de todo comando (padrão ubunto)</text:p>
      <text:p text:style-name="P3"/>
      <text:p text:style-name="P4">- tab: autocompleta o nome da pasta</text:p>
      <text:p text:style-name="P5">- mkdir //cria pasta</text:p>
      <text:p text:style-name="P6">- dir or ls //lista tudo dentro do diretório</text:p>
      <text:p text:style-name="P7">- clear ou ctrl + l //limpa terminal</text:p>
      <text:p text:style-name="P8">- ctrl + shift + v: colar algo no terminal</text:p>
      <text:p text:style-name="P9">- ctrl + shift +c: copiar algo no terminal</text:p>
      <text:p text:style-name="P10">- (-y) da permissão pra tudo no comando executado</text:p>
      <text:p text:style-name="Standard"><text:span text:style-name="T11">- sudo apt install curl<text:s/></text:span><text:span text:style-name="T12">-y</text:span></text:p>
      <text:p text:style-name="Standard"><text:span text:style-name="T13">- sudo<text:s/></text:span><text:span text:style-name="T14">chmod -R 777 diretorio<text:s/></text:span><text:span text:style-name="T15">//dar permissão de leitura escrita para a pasta</text:span></text:p>
      <text:p text:style-name="P16"/>
      <text:p text:style-name="P17">Instalando terminal ZSH</text:p>
      <text:p text:style-name="Standard"><text:span text:style-name="T18">-<text:s/></text:span><text:span text:style-name="T19">sudo apt-get install zsh</text:span></text:p>
      <text:p text:style-name="Standard"><text:span text:style-name="T20">-<text:s/></text:span><text:a xlink:href="https://ohmyz.sh/" office:target-frame-name="_top" xlink:show="replace"><text:span text:style-name="T21">https://ohmyz.sh/</text:span></text:a></text:p>
      <text:p text:style-name="Standard"><text:span text:style-name="T22">- Ctrl + d: volta pro terminal normal</text:span></text:p>
      <text:p text:style-name="P23">- Do terminal padrão pro zsh digitar no terminal: zsh</text:p>
      <text:p text:style-name="Standard"><text:span text:style-name="T24">- alias: mostra help</text:span></text:p>
      <text:p text:style-name="Standard"><text:span text:style-name="T25">- gaa ou ga . : adiciona todos os arquivos no repositório</text:span></text:p>
      <text:p text:style-name="P26">- gc -m “mensagem”: comita todos os arquivos no repositório</text:p>
      <text:p text:style-name="P27"/>
      <text:p text:style-name="P28">Git</text:p>
      <text:p text:style-name="Standard"><text:span text:style-name="T29">- Instalar git no ubunto:<text:s/></text:span><text:a xlink:href="https://www.hostinger.com.br/tutoriais/tutorial-do-git-basics-introducao/" office:target-frame-name="_top" xlink:show="replace">https://www.hostinger.com.br/tutoriais/tutorial-do-git-basics-introducao/</text:a></text:p>
      <text:p text:style-name="Standard">- git add –all //adiciona todos arquivos</text:p>
      <text:p text:style-name="Standard">- git commit -v -m //comita todos os arquivos</text:p>
      <text:p text:style-name="Standard">- git pull //trás tudo do remoto</text:p>
      <text:p text:style-name="Standard">- git push //joga tudo pro remoto</text:p>
      <text:p text:style-name="P30"/>
      <text:p text:style-name="P31">React JS</text:p>
      <text:p text:style-name="P32"/>
      <text:p text:style-name="P33">- Manipulação de DOM</text:p>
      <text:p text:style-name="P34">- Utilizar CreateReactApp</text:p>
      <text:p text:style-name="Standard"><text:span text:style-name="T35">- Instalar o node</text:span></text:p>
      <text:list text:style-name="LFO1" text:continue-numbering="true">
        <text:list-item>
          <text:p text:style-name="P36"><text:a xlink:href="https://www.digitalocean.com/community/tutorials/como-instalar-o-node-js-no-ubuntu-16-04-pt" office:target-frame-name="_top" xlink:show="replace"><text:span text:style-name="T37">https://www.digitalocean.com/community/tutorials/como-instalar-o-node-js-no-ubuntu-16-04-pt</text:span></text:a></text:p>
        </text:list-item>
      </text:list>
      <text:p text:style-name="Standard"/>
      <text:p text:style-name="Standard">-<text:s/><text:a xlink:href="https://github.com/facebook/create-react-app" office:target-frame-name="_top" xlink:show="replace">https://github.com/facebook/create-react-app</text:a></text:p>
      <text:p text:style-name="Standard">-<text:s/><text:a xlink:href="https://reactjs.org/tutorial/tutorial.html" office:target-frame-name="_top" xlink:show="replace">https://reactjs.org/tutorial/tutorial.html</text:a></text:p>
      <text:p text:style-name="Standard">- Instalar yarn:<text:s/><text:a xlink:href="https://classic.yarnpkg.com/pt-BR/docs/install/#debian-stable" office:target-frame-name="_top" xlink:show="replace">https://classic.yarnpkg.com/pt-BR/docs/install/#debian-stable</text:a></text:p>
      <text:list text:style-name="LFO2" text:continue-numbering="true">
        <text:list-item>
          <text:p text:style-name="P38">sudo yarn install: instala todas dependências</text:p>
        </text:list-item>
      </text:list>
      <text:p text:style-name="Standard"/>
      <text:p text:style-name="Standard">- Criar diretório do projeto (C:/Projects/Nome-Projeto), acessar o mesmo via terminal e executar os comandos a baixo:</text:p>
      <text:list text:style-name="LFO3" text:continue-numbering="true">
        <text:list-item>
          <text:p text:style-name="P39">sudo npm install -g create-react-app</text:p>
        </text:list-item>
        <text:list-item>
          <text:p text:style-name="P40">sudo create-react-app frontend</text:p>
        </text:list-item>
        <text:list-item>
          <text:p text:style-name="P41">ou executar somente: sudo yarn create react-app frontend</text:p>
        </text:list-item>
      </text:list>
      <text:p text:style-name="P42"/>
      <text:p text:style-name="Standard">- Para subir o servidor: sudo yarn start</text:p>
      <text:list text:style-name="LFO4" text:continue-numbering="true">
        <text:list-item>
          <text:p text:style-name="P43">endereço padrão de acesso:<text:s/><text:a xlink:href="http://localhost:3000/" office:target-frame-name="_top" xlink:show="replace">http://localhost:3000/</text:a></text:p>
        </text:list-item>
      </text:list>
      <text:p text:style-name="Standard"/>
      <text:p text:style-name="Standard">- Função Render: única que deve ser instanciada obrigatoriamente</text:p>
      <text:list text:style-name="LFO5" text:continue-numbering="true">
        <text:list-item>
          <text:p text:style-name="P44">retorna um elemento React (JSX)</text:p>
        </text:list-item>
        <text:list-item>
          <text:p text:style-name="P45">também pode ser retornado um Array / fragmento a partir da versão (16)</text:p>
        </text:list-item>
        <text:list-item>
          <text:p text:style-name="P46">Portal</text:p>
        </text:list-item>
        <text:list-item>
          <text:p text:style-name="P47">String / Númeric / booleano / nulls</text:p>
        </text:list-item>
      </text:list>
      <text:p text:style-name="Standard"/>
      <text:p text:style-name="Standard">- Requisições a APIs só podem ser feitas dentro do componentDidMount</text:p>
      <text:p text:style-name="Standard"/>
      <text:p text:style-name="Standard">- Ciclo de vida do react, funções que são executadas assim que o componente é montado:</text:p>
      <text:list text:style-name="LFO6" text:continue-numbering="true">
        <text:list-item>
          <text:p text:style-name="P48">Constructor</text:p>
        </text:list-item>
        <text:list-item>
          <text:p text:style-name="P49">Render</text:p>
        </text:list-item>
        <text:list-item>
          <text:p text:style-name="P50">Reac updates DOM and refs</text:p>
        </text:list-item>
        <text:list-item>
          <text:p text:style-name="P51">componentDidMount (instanciar listeners)</text:p>
        </text:list-item>
        <text:list-item>
          <text:p text:style-name="P52">componenteWillUnmount (remover / limpar listeners) – função executada ao desmontar componente</text:p>
        </text:list-item>
      </text:list>
      <text:p text:style-name="Standard"/>
      <text:p text:style-name="Standard">- Instalando<text:s/>blibliotecas:</text:p>
      <text:list text:style-name="LFO7" text:continue-numbering="true">
        <text:list-item>
          <text:p text:style-name="P53">sudo yarn add axios</text:p>
        </text:list-item>
      </text:list>
      <text:list text:style-name="LFO8" text:continue-numbering="true">
        <text:list-item>
          <text:p text:style-name="P54">sudo yarn add react-router-dom</text:p>
        </text:list-item>
        <text:list-item>
          <text:p text:style-name="P55"><text:span text:style-name="T56">sudo<text:s/></text:span><text:span text:style-name="T57">yarn add react-toastify</text:span><text:span text:style-name="T58"><text:s/>//</text:span><text:a xlink:href="https://github.com/fkhadra/react-toastify" office:target-frame-name="_top" xlink:show="replace"><text:span text:style-name="T59">https://github.com/fkhadra/react-toastify</text:span></text:a></text:p>
        </text:list-item>
      </text:list>
      <text:p text:style-name="P60"/>
      <text:p text:style-name="P61"/>
      <text:p text:style-name="Standard"><text:span text:style-name="T62">scss –</text:span><text:s/><text:span text:style-name="T63">css com identação</text:span></text:p>
      <text:p text:style-name="P64"/>
      <text:p text:style-name="P65">css inline com react</text:p>
      <text:p text:style-name="P66"/>
      <text:p text:style-name="P67">//inline</text:p>
      <text:p text:style-name="P68">const logoStyle = {</text:p>
      <text:p text:style-name="P69"><text:s text:c="4"/>width: 5+'%',</text:p>
      <text:p text:style-name="P70"><text:s text:c="4"/>height: 5+'%',</text:p>
      <text:p text:style-name="P71"><text:s text:c="4"/>display: flex</text:p>
      <text:p text:style-name="P72">}</text:p>
      <text:p text:style-name="P73"/>
      <text:p text:style-name="P74">export default function Login() {</text:p>
      <text:p text:style-name="P75"><text:s text:c="4"/>return (</text:p>
      <text:p text:style-name="P76"><text:s text:c="8"/>&lt;img src={logo} alt="Squads" style={logoStyle}/&gt; <text:s text:c="7"/></text:p>
      <text:p text:style-name="Standard"><text:span text:style-name="T77"><text:s text:c="4"/></text:span>);</text:p>
      <text:p text:style-name="Standard">}</text:p>
      <text:p text:style-name="Standard"/>
      <text:p text:style-name="P78">Vs Code</text:p>
      <text:p text:style-name="Standard">- plugin</text:p>
      <text:list text:style-name="LFO9" text:continue-numbering="true">
        <text:list-item>
          <text:p text:style-name="P79">color highlight</text:p>
        </text:list-item>
        <text:list-item>
          <text:p text:style-name="P80">material icon theme</text:p>
        </text:list-item>
        <text:list-item>
          <text:p text:style-name="P81">dracula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ourier" svg:font-family="Courier" style:font-family-generic="system" svg:panose-1="2 7 4 9 2 2 5 2 4 4"/>
    <style:font-face style:name="Menlo, Monaco, 'Courier New', C" svg:font-family="Menlo, Monaco, 'Courier New', C" style:font-family-generic="system"/>
    <style:font-face style:name="SFMono-Regular, Consolas, 'Libe" svg:font-family="SFMono-Regular, Consolas, 'Lib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urillo Borges</dc:creator>
    <meta:creation-date>2020-02-20T11:05:00Z</meta:creation-date>
    <dc:date>2020-02-23T20:04:00Z</dc:date>
    <meta:template xlink:href="Normal" xlink:type="simple"/>
    <meta:editing-cycles>54</meta:editing-cycles>
    <meta:editing-duration>PT142740S</meta:editing-duration>
    <meta:document-statistic meta:page-count="1" meta:paragraph-count="6" meta:word-count="513" meta:character-count="3280" meta:row-count="23" meta:non-whitespace-character-count="2773"/>
  </office:meta>
</office:document-meta>
</file>